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31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2"/>
        <table:table-row table:style-name="ro1" table:number-rows-repeated="2">
          <table:table-cell table:number-columns-repeated="18"/>
          <table:table-cell table:style-name="Default"/>
        </table:table-row>
        <table:table-row table:style-name="ro1">
          <table:table-cell table:number-columns-repeated="12"/>
          <table:table-cell office:value-type="string" calcext:value-type="string">
            <text:p>DEVIATION</text:p>
          </table:table-cell>
          <table:table-cell table:number-columns-repeated="5"/>
          <table:table-cell office:value-type="string" calcext:value-type="string">
            <text:p>MAX devia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eal(center)</text:p>
          </table:table-cell>
          <table:table-cell office:value-type="string" calcext:value-type="string">
            <text:p>1 cm upstream</text:p>
          </table:table-cell>
          <table:table-cell office:value-type="string" calcext:value-type="string">
            <text:p>1 cm downstream</text:p>
          </table:table-cell>
          <table:table-cell office:value-type="string" calcext:value-type="string">
            <text:p>8mm up</text:p>
          </table:table-cell>
          <table:table-cell office:value-type="string" calcext:value-type="string">
            <text:p>8mm down</text:p>
          </table:table-cell>
          <table:table-cell office:value-type="string" calcext:value-type="string">
            <text:p>8mm g7</text:p>
          </table:table-cell>
          <table:table-cell office:value-type="string" calcext:value-type="string">
            <text:p>8mm d4</text:p>
          </table:table-cell>
          <table:table-cell/>
          <table:table-cell office:value-type="string" calcext:value-type="string">
            <text:p>1 cm upstream</text:p>
          </table:table-cell>
          <table:table-cell office:value-type="string" calcext:value-type="string">
            <text:p>1 cm downstream</text:p>
          </table:table-cell>
          <table:table-cell office:value-type="string" calcext:value-type="string">
            <text:p>8mm up</text:p>
          </table:table-cell>
          <table:table-cell office:value-type="string" calcext:value-type="string">
            <text:p>8mm down</text:p>
          </table:table-cell>
          <table:table-cell office:value-type="string" calcext:value-type="string">
            <text:p>8mm g7</text:p>
          </table:table-cell>
          <table:table-cell office:value-type="string" calcext:value-type="string">
            <text:p>8mm d4</text:p>
          </table:table-cell>
          <table:table-cell table:style-name="ce3"/>
        </table:table-row>
        <table:table-row table:style-name="ro2">
          <table:table-cell table:number-columns-repeated="3"/>
          <table:table-cell office:value-type="string" calcext:value-type="string">
            <text:p>Cd128</text:p>
          </table:table-cell>
          <table:table-cell table:style-name="ce1" office:value-type="float" office:value="3.2763" calcext:value-type="float">
            <text:p>3.2763</text:p>
          </table:table-cell>
          <table:table-cell office:value-type="float" office:value="3.1424" calcext:value-type="float">
            <text:p>3.1424</text:p>
          </table:table-cell>
          <table:table-cell office:value-type="float" office:value="3.293" calcext:value-type="float">
            <text:p>3.293</text:p>
          </table:table-cell>
          <table:table-cell office:value-type="float" office:value="3.2756" calcext:value-type="float">
            <text:p>3.2756</text:p>
          </table:table-cell>
          <table:table-cell office:value-type="float" office:value="3.2598" calcext:value-type="float">
            <text:p>3.2598</text:p>
          </table:table-cell>
          <table:table-cell office:value-type="float" office:value="3.5896" calcext:value-type="float">
            <text:p>3.5896</text:p>
          </table:table-cell>
          <table:table-cell office:value-type="float" office:value="3.0963" calcext:value-type="float">
            <text:p>3.0963</text:p>
          </table:table-cell>
          <table:table-cell office:value-type="string" calcext:value-type="string">
            <text:p>Cd128</text:p>
          </table:table-cell>
          <table:table-cell table:formula="of:=ABS([.F5]-[.$E5])/[.$E5]" office:value-type="float" office:value="0.040869273265574" calcext:value-type="float">
            <text:p>0.0408692733</text:p>
          </table:table-cell>
          <table:table-cell table:formula="of:=ABS([.G5]-[.$E5])/[.$E5]" office:value-type="float" office:value="0.0050972133199036" calcext:value-type="float">
            <text:p>0.0050972133</text:p>
          </table:table-cell>
          <table:table-cell table:formula="of:=ABS([.H5]-[.$E5])/[.$E5]" office:value-type="float" office:value="0.000213655648139714" calcext:value-type="float">
            <text:p>0.0002136556</text:p>
          </table:table-cell>
          <table:table-cell table:formula="of:=ABS([.I5]-[.$E5])/[.$E5]" office:value-type="float" office:value="0.00503616884900642" calcext:value-type="float">
            <text:p>0.0050361688</text:p>
          </table:table-cell>
          <table:table-cell table:formula="of:=ABS([.J5]-[.$E5])/[.$E5]" office:value-type="float" office:value="0.0956261636602264" calcext:value-type="float">
            <text:p>0.0956261637</text:p>
          </table:table-cell>
          <table:table-cell table:formula="of:=ABS([.K5]-[.$E5])/[.$E5]" office:value-type="float" office:value="0.0549400238073437" calcext:value-type="float">
            <text:p>0.0549400238</text:p>
          </table:table-cell>
          <table:table-cell table:formula="of:=MAX([.M5:.R5])*100" office:value-type="float" office:value="9.56261636602264" calcext:value-type="float">
            <text:p>9.5626163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n134</text:p>
          </table:table-cell>
          <table:table-cell table:style-name="ce1" office:value-type="float" office:value="7.1634" calcext:value-type="float">
            <text:p>7.1634</text:p>
          </table:table-cell>
          <table:table-cell office:value-type="float" office:value="6.7072" calcext:value-type="float">
            <text:p>6.7072</text:p>
          </table:table-cell>
          <table:table-cell office:value-type="float" office:value="7.2861" calcext:value-type="float">
            <text:p>7.2861</text:p>
          </table:table-cell>
          <table:table-cell office:value-type="float" office:value="7.0678" calcext:value-type="float">
            <text:p>7.0678</text:p>
          </table:table-cell>
          <table:table-cell office:value-type="float" office:value="7.0859" calcext:value-type="float">
            <text:p>7.0859</text:p>
          </table:table-cell>
          <table:table-cell office:value-type="float" office:value="7.5371" calcext:value-type="float">
            <text:p>7.5371</text:p>
          </table:table-cell>
          <table:table-cell office:value-type="float" office:value="6.9611" calcext:value-type="float">
            <text:p>6.9611</text:p>
          </table:table-cell>
          <table:table-cell office:value-type="string" calcext:value-type="string">
            <text:p>In134</text:p>
          </table:table-cell>
          <table:table-cell table:formula="of:=ABS([.F6]-[.$E6])/[.$E6]" office:value-type="float" office:value="0.0636848423932769" calcext:value-type="float">
            <text:p>0.0636848424</text:p>
          </table:table-cell>
          <table:table-cell table:formula="of:=ABS([.G6]-[.$E6])/[.$E6]" office:value-type="float" office:value="0.0171287377502303" calcext:value-type="float">
            <text:p>0.0171287378</text:p>
          </table:table-cell>
          <table:table-cell table:formula="of:=ABS([.H6]-[.$E6])/[.$E6]" office:value-type="float" office:value="0.0133456180026245" calcext:value-type="float">
            <text:p>0.013345618</text:p>
          </table:table-cell>
          <table:table-cell table:formula="of:=ABS([.I6]-[.$E6])/[.$E6]" office:value-type="float" office:value="0.0108188848870649" calcext:value-type="float">
            <text:p>0.0108188849</text:p>
          </table:table-cell>
          <table:table-cell table:formula="of:=ABS([.J6]-[.$E6])/[.$E6]" office:value-type="float" office:value="0.052167964932853" calcext:value-type="float">
            <text:p>0.0521679649</text:p>
          </table:table-cell>
          <table:table-cell table:formula="of:=ABS([.K6]-[.$E6])/[.$E6]" office:value-type="float" office:value="0.0282407795181059" calcext:value-type="float">
            <text:p>0.0282407795</text:p>
          </table:table-cell>
          <table:table-cell table:formula="of:=MAX([.M6:.R6])*100" office:value-type="float" office:value="6.36848423932769" calcext:value-type="float">
            <text:p>6.3684842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3:02:33.974332695</meta:creation-date>
    <meta:generator>LibreOffice/5.0.6.2$Linux_X86_64 LibreOffice_project/00$Build-2</meta:generator>
    <dc:date>2019-05-10T16:21:33.941843604</dc:date>
    <meta:editing-duration>PT13H3M45S</meta:editing-duration>
    <meta:editing-cycles>10</meta:editing-cycles>
    <meta:document-statistic meta:table-count="1" meta:cell-count="47" meta:object-count="0"/>
  </office:meta>
</office:document-meta>
</file>